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14861f"/>
    </style:style>
    <style:style style:name="T19" style:family="text">
      <style:text-properties officeooo:rsid="0115c597"/>
    </style:style>
    <style:style style:name="T20" style:family="text">
      <style:text-properties officeooo:rsid="00065d6c"/>
    </style:style>
    <style:style style:name="T21" style:family="text">
      <style:text-properties officeooo:rsid="00f807ce"/>
    </style:style>
    <style:style style:name="T22" style:family="text">
      <style:text-properties officeooo:rsid="0120162e"/>
    </style:style>
    <style:style style:name="T23" style:family="text">
      <style:text-properties officeooo:rsid="013fba44"/>
    </style:style>
    <style:style style:name="T24" style:family="text">
      <style:text-properties officeooo:rsid="015427ae"/>
    </style:style>
    <style:style style:name="T25" style:family="text">
      <style:text-properties officeooo:rsid="0164e3b7"/>
    </style:style>
    <style:style style:name="T26" style:family="text">
      <style:text-properties officeooo:rsid="016879ea"/>
    </style:style>
    <style:style style:name="T27" style:family="text">
      <style:text-properties officeooo:rsid="0179b94e"/>
    </style:style>
    <style:style style:name="T28" style:family="text">
      <style:text-properties officeooo:rsid="017ff373"/>
    </style:style>
    <style:style style:name="T29" style:family="text">
      <style:text-properties officeooo:rsid="02441655"/>
    </style:style>
    <style:style style:name="T30" style:family="text">
      <style:text-properties officeooo:rsid="02552e66"/>
    </style:style>
    <style:style style:name="T31" style:family="text">
      <style:text-properties officeooo:rsid="02636623"/>
    </style:style>
    <style:style style:name="T32" style:family="text">
      <style:text-properties officeooo:rsid="026a1dc0"/>
    </style:style>
    <style:style style:name="T33" style:family="text">
      <style:text-properties officeooo:rsid="02700d14"/>
    </style:style>
    <style:style style:name="T34" style:family="text">
      <style:text-properties officeooo:rsid="02707d12"/>
    </style:style>
    <style:style style:name="T35" style:family="text">
      <style:text-properties officeooo:rsid="02950381"/>
    </style:style>
    <style:style style:name="T36" style:family="text">
      <style:text-properties officeooo:rsid="02a4e322"/>
    </style:style>
    <style:style style:name="T37" style:family="text">
      <style:text-properties officeooo:rsid="02b315e6"/>
    </style:style>
    <style:style style:name="T38" style:family="text">
      <style:text-properties officeooo:rsid="02bc9658"/>
    </style:style>
    <style:style style:name="T39" style:family="text">
      <style:text-properties officeooo:rsid="02c07e15"/>
    </style:style>
    <style:style style:name="T40" style:family="text">
      <style:text-properties officeooo:rsid="02d71b19"/>
    </style:style>
    <style:style style:name="T41" style:family="text">
      <style:text-properties officeooo:rsid="02dba1e6"/>
    </style:style>
    <style:style style:name="T42" style:family="text">
      <style:text-properties officeooo:rsid="02dea6e1"/>
    </style:style>
    <style:style style:name="T43" style:family="text">
      <style:text-properties officeooo:rsid="02e1d6eb"/>
    </style:style>
    <style:style style:name="T44" style:family="text">
      <style:text-properties officeooo:rsid="02e62971"/>
    </style:style>
    <style:style style:name="T45" style:family="text">
      <style:text-properties officeooo:rsid="02eb4747"/>
    </style:style>
    <style:style style:name="T46" style:family="text">
      <style:text-properties officeooo:rsid="02ed7d66"/>
    </style:style>
    <style:style style:name="T47" style:family="text">
      <style:text-properties officeooo:rsid="02f12727"/>
    </style:style>
    <style:style style:name="T48" style:family="text">
      <style:text-properties officeooo:rsid="0297bf7a"/>
    </style:style>
    <style:style style:name="T49" style:family="text">
      <style:text-properties officeooo:rsid="02f9bd0a"/>
    </style:style>
    <style:style style:name="T50" style:family="text">
      <style:text-properties officeooo:rsid="02f9f083"/>
    </style:style>
    <style:style style:name="T51" style:family="text">
      <style:text-properties officeooo:rsid="02fbb070"/>
    </style:style>
    <style:style style:name="T52" style:family="text">
      <style:text-properties officeooo:rsid="03022d35"/>
    </style:style>
    <style:style style:name="T53" style:family="text">
      <style:text-properties officeooo:rsid="03152454"/>
    </style:style>
    <style:style style:name="T54" style:family="text">
      <style:text-properties officeooo:rsid="03170078"/>
    </style:style>
    <style:style style:name="T55" style:family="text">
      <style:text-properties officeooo:rsid="0321a075"/>
    </style:style>
    <style:style style:name="T56" style:family="text">
      <style:text-properties officeooo:rsid="03233cd1"/>
    </style:style>
    <style:style style:name="T57" style:family="text">
      <style:text-properties officeooo:rsid="0328d058"/>
    </style:style>
    <style:style style:name="T58" style:family="text">
      <style:text-properties officeooo:rsid="032b4328"/>
    </style:style>
    <style:style style:name="T59" style:family="text">
      <style:text-properties officeooo:rsid="03328812"/>
    </style:style>
    <style:style style:name="T60" style:family="text">
      <style:text-properties officeooo:rsid="0334232e"/>
    </style:style>
    <style:style style:name="T61" style:family="text">
      <style:text-properties officeooo:rsid="0337a579"/>
    </style:style>
    <style:style style:name="T62" style:family="text">
      <style:text-properties officeooo:rsid="033a7358"/>
    </style:style>
    <style:style style:name="T63" style:family="text">
      <style:text-properties officeooo:rsid="033c795d"/>
    </style:style>
    <style:style style:name="T64" style:family="text">
      <style:text-properties officeooo:rsid="03408bfc"/>
    </style:style>
    <style:style style:name="T65" style:family="text">
      <style:text-properties officeooo:rsid="03420447"/>
    </style:style>
    <style:style style:name="T66" style:family="text">
      <style:text-properties officeooo:rsid="034394a9"/>
    </style:style>
    <style:style style:name="T67" style:family="text">
      <style:text-properties officeooo:rsid="03451940"/>
    </style:style>
    <style:style style:name="T68" style:family="text">
      <style:text-properties officeooo:rsid="0346ef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53">5.0</text:span></text:p>
      <text:p text:style-name="P3">LibreOffice: <text:span text:style-name="T25">7.</text:span><text:span text:style-name="T32">1.</text:span><text:span text:style-name="T57">4</text:span></text:p>
      <text:p text:style-name="P3">Thunderbird: <text:span text:style-name="T26">78.</text:span><text:span text:style-name="T40">1</text:span><text:span text:style-name="T68">2</text:span><text:span text:style-name="T54">.0</text:span></text:p>
      <text:p text:style-name="P4"><text:span text:style-name="T20">WPS Office: 11.2.0.</text:span><text:span text:style-name="T35">10</text:span><text:span text:style-name="T65">200</text:span></text:p>
      <text:p text:style-name="P3">VLC: 3.0.<text:span text:style-name="T18">1</text:span><text:span text:style-name="T61">6</text:span></text:p>
      <text:p text:style-name="P3">DVDStyler: 3.<text:span text:style-name="T61">2</text:span></text:p>
      <text:p text:style-name="P3">GIMP: 2.10.<text:span text:style-name="T23">2</text:span><text:span text:style-name="T38">4</text:span></text:p>
      <text:p text:style-name="P3">OpenShot: <text:span text:style-name="T1">2.5.</text:span><text:span text:style-name="T10">1</text:span></text:p>
      <text:p text:style-name="P5"><text:span text:style-name="T20">Audacity: </text:span><text:span text:style-name="T36">3.0.</text:span><text:span text:style-name="T41">2</text:span></text:p>
      <text:p text:style-name="P3">Paint.net: 4.<text:span text:style-name="T3">2.1</text:span><text:span text:style-name="T42">6</text:span></text:p>
      <text:p text:style-name="P3">MakeMKV: 1.1<text:span text:style-name="T48">6.</text:span><text:span text:style-name="T66">4</text:span></text:p>
      <text:p text:style-name="P6">SMPlayer: <text:span text:style-name="T13">2</text:span><text:span text:style-name="T29">1.1.0</text:span></text:p>
      <text:p text:style-name="P7">Kdenlive: <text:span text:style-name="T19">2</text:span><text:span text:style-name="T45">1.04.</text:span><text:span text:style-name="T67">3</text:span></text:p>
      <text:p text:style-name="P8">Ubuntu Server: 20.04.<text:span text:style-name="T33">2</text:span></text:p>
      <text:p text:style-name="P3">Fedora: 3<text:span text:style-name="T46">4</text:span></text:p>
      <text:p text:style-name="P9"><text:span text:style-name="T21">CloudReady </text:span><text:span text:style-name="T12">(Image)</text:span><text:span text:style-name="T21">: </text:span><text:span text:style-name="T14">8</text:span><text:span text:style-name="T43">9.</text:span><text:span text:style-name="T52">4.</text:span><text:span text:style-name="T58">44</text:span></text:p>
      <text:p text:style-name="P3">Linux Mint: <text:span text:style-name="T24">20.</text:span><text:span text:style-name="T67">2</text:span></text:p>
      <text:p text:style-name="P3">Ubuntu: <text:span text:style-name="T15">20.04.</text:span><text:span text:style-name="T34">2</text:span></text:p>
      <text:p text:style-name="P3">CentOS: <text:span text:style-name="T4">8</text:span><text:span text:style-name="T5">.2.2</text:span><text:span text:style-name="T6">105</text:span></text:p>
      <text:p text:style-name="P10">Kubuntu: <text:span text:style-name="T16">20.</text:span><text:span text:style-name="T31">04</text:span></text:p>
      <text:p text:style-name="P11">Manjaro: 2<text:span text:style-name="T37">1.0.</text:span><text:span text:style-name="T62">7</text:span></text:p>
      <text:p text:style-name="P12">Arch: <text:span text:style-name="T64">7</text:span><text:span text:style-name="T49">/1/21</text:span></text:p>
      <text:p text:style-name="P13">Debian (Stable): 10.<text:span text:style-name="T62">10</text:span><text:span text:style-name="T39">.0</text:span></text:p>
      <text:p text:style-name="P14">OpenSuse (Leap): 15.<text:span text:style-name="T55">3</text:span></text:p>
      <text:p text:style-name="P15">Visual Studio: 2019</text:p>
      <text:p text:style-name="P16">FileZilla Client: 3.<text:span text:style-name="T28">5</text:span><text:span text:style-name="T67">5.0</text:span></text:p>
      <text:p text:style-name="P17">Notepad ++: <text:span text:style-name="T59">8.</text:span><text:span text:style-name="T63">1.</text:span><text:span text:style-name="T64">1</text:span></text:p>
      <text:p text:style-name="P17">Brackets: <text:span text:style-name="T2">1.14.</text:span><text:span text:style-name="T22">2 (Windows and Mac) 1.14.1 (Linux)</text:span></text:p>
      <text:p text:style-name="P17"><text:soft-page-break/>Rufus: 3.<text:span text:style-name="T17">1</text:span><text:span text:style-name="T50">4</text:span></text:p>
      <text:p text:style-name="P18">VirtualBox: 6.<text:span text:style-name="T7">1.</text:span><text:span text:style-name="T44">2</text:span><text:span text:style-name="T47">2</text:span></text:p>
      <text:p text:style-name="P17">Sharex: <text:span text:style-name="T2">13.</text:span><text:span text:style-name="T56">5.0</text:span></text:p>
      <text:p text:style-name="P17">XDM:<text:span text:style-name="T11"> 7.2.1</text:span><text:span text:style-name="T27">1</text:span></text:p>
      <text:p text:style-name="P17">Vivaldi: <text:span text:style-name="T60">4.0</text:span></text:p>
      <text:p text:style-name="P17">7-zip: <text:span text:style-name="T9">2</text:span><text:span text:style-name="T30">1.0</text:span><text:span text:style-name="T51">2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7-17T16:01:57.191085717</dc:date>
    <meta:editing-duration>P1DT23H11M47S</meta:editing-duration>
    <meta:editing-cycles>400</meta:editing-cycles>
    <meta:generator>LibreOffice/7.1.3.2$Linux_X86_64 LibreOffice_project/10$Build-2</meta:generator>
    <meta:document-statistic meta:table-count="0" meta:image-count="0" meta:object-count="0" meta:page-count="2" meta:paragraph-count="35" meta:word-count="86" meta:character-count="623" meta:non-whitespace-character-count="571"/>
  </office:meta>
</office:document-meta>
</file>